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 style:font-weight-complex="bold"/>
    </style:style>
    <style:style style:name="P2" style:family="paragraph" style:parent-style-name="Standard_20_ohne_20_Leerzeil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style:font-name="Arial1" fo:font-size="10.5pt" style:font-size-asian="10.5pt"/>
    </style:style>
    <style:style style:name="P4" style:family="paragraph" style:parent-style-name="Standard_20_ohne_20_Leerzeile">
      <style:text-properties style:font-name="Arial1" fo:font-size="10.5pt" officeooo:rsid="001af4c1" style:font-size-asian="10.5pt"/>
    </style:style>
    <style:style style:name="P5" style:family="paragraph" style:parent-style-name="Text_20_body">
      <style:paragraph-properties fo:text-align="start" style:justify-single-word="false"/>
      <style:text-properties style:font-name="Arial1" fo:font-size="10.5pt" style:font-size-asian="10.5pt"/>
    </style:style>
    <style:style style:name="P6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326fd3" style:font-size-asian="10.5pt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33c8d8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3b605c" style:font-size-asian="10.5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3b605c" style:font-size-asian="10.5pt" style:font-size-complex="10.5pt"/>
    </style:style>
    <style:style style:name="P10" style:family="paragraph" style:parent-style-name="Text_20_body">
      <style:paragraph-properties fo:text-align="start" style:justify-single-word="false"/>
      <style:text-properties officeooo:paragraph-rsid="001f5108"/>
    </style:style>
    <style:style style:name="P11" style:family="paragraph" style:parent-style-name="Text_20_body">
      <style:paragraph-properties fo:text-align="start" style:justify-single-word="false"/>
      <style:text-properties fo:font-style="normal" officeooo:rsid="001f5108" officeooo:paragraph-rsid="001f5108" style:font-style-asian="normal" style:font-style-complex="normal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text-properties fo:font-style="normal" officeooo:rsid="001f5108" officeooo:paragraph-rsid="001e3e05" style:font-style-asian="normal" style:font-style-complex="normal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fo:font-weight="bold" officeooo:rsid="001cd256" officeooo:paragraph-rsid="001cd256" style:font-weight-asian="bold" style:font-weight-complex="bold"/>
    </style:style>
    <style:style style:name="P16" style:family="paragraph" style:parent-style-name="Standard">
      <style:text-properties officeooo:paragraph-rsid="00387a42"/>
    </style:style>
    <style:style style:name="P17" style:family="paragraph" style:parent-style-name="Standard">
      <style:text-properties fo:font-size="8pt" officeooo:rsid="001b80c7" officeooo:paragraph-rsid="00387a42" style:font-size-asian="8pt" style:font-size-complex="8pt"/>
    </style:style>
    <style:style style:name="P18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19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0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1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bold"/>
    </style:style>
    <style:style style:name="P22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3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4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T1" style:family="text">
      <style:text-properties style:font-name="Arial1" fo:font-size="10.5pt" style:font-size-asian="10.5pt"/>
    </style:style>
    <style:style style:name="T2" style:family="text">
      <style:text-properties officeooo:rsid="001cd256"/>
    </style:style>
    <style:style style:name="T3" style:family="text">
      <style:text-properties fo:font-style="normal" officeooo:rsid="001e3e05" style:font-style-asian="normal" style:font-style-complex="normal"/>
    </style:style>
    <style:style style:name="T4" style:family="text">
      <style:text-properties fo:font-style="normal" officeooo:rsid="001f5108" style:font-style-asian="normal" style:font-style-complex="normal"/>
    </style:style>
    <style:style style:name="T5" style:family="text">
      <style:text-properties fo:font-style="normal" officeooo:rsid="002c5f52" style:font-style-asian="normal" style:font-style-complex="normal"/>
    </style:style>
    <style:style style:name="T6" style:family="text">
      <style:text-properties fo:font-style="normal" officeooo:rsid="002f5cc1" style:font-style-asian="normal" style:font-style-complex="normal"/>
    </style:style>
    <style:style style:name="T7" style:family="text">
      <style:text-properties officeooo:rsid="0022893b"/>
    </style:style>
    <style:style style:name="T8" style:family="text">
      <style:text-properties officeooo:rsid="0035850c"/>
    </style:style>
    <style:style style:name="T9" style:family="text">
      <style:text-properties officeooo:rsid="00379f5a"/>
    </style:style>
    <style:style style:name="T10" style:family="text">
      <style:text-properties officeooo:rsid="0037c8a1"/>
    </style:style>
    <style:style style:name="T11" style:family="text">
      <style:text-properties fo:font-weight="bold" style:font-weight-asian="bold"/>
    </style:style>
    <style:style style:name="T12" style:family="text">
      <style:text-properties officeooo:rsid="003b605c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sender_wmo_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ender_wmo_address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cp_address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cp_salutation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xam_dat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exam_fac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exam_charg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ss_last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street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city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identifi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dat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name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phon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fax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iss_mail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phon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fax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mail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wmo_web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cert_charge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wmo_name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subtitle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bank_account_info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26" draw:style-name="gr6" draw:text-style-name="P23" svg:width="4.5cm" svg:height="2.5cm" svg:x="15.401cm" svg:y="21.001cm" draw:control="control24"/>
      <text:p text:style-name="Standard_20_ohne_20_Leerzeile"><draw:frame draw:style-name="fr1" draw:name="Rahmen15" text:anchor-type="paragraph" svg:x="0cm" svg:y="4.703cm" svg:width="7.939cm" draw:z-index="0"><draw:text-box fo:min-height="1.311cm"><text:p text:style-name="Kleine_20_Texte"><text:span text:style-name="T11"><draw:control text:anchor-type="as-char" draw:z-index="1" draw:style-name="gr1" draw:text-style-name="P18" svg:width="7.938cm" svg:height="0.451cm" draw:control="control1"/></text:span><text:bookmark-start text:name="bkmLetterLine"/></text:p><text:p text:style-name="Kleine_20_Texte"><text:bookmark-end text:name="bkmLetterLine"/><draw:control text:anchor-type="as-char" draw:z-index="2" draw:style-name="gr1" draw:text-style-name="P19" svg:width="7.938cm" svg:height="0.451cm" draw:control="control2"/></text:p></draw:text-box></draw:frame><draw:frame draw:style-name="fr3" draw:name="Grafik2" text:anchor-type="paragraph" svg:x="13.4cm" svg:y="0.083cm" svg:width="3.821cm" svg:height="3.62cm" draw:z-index="23"><draw:image xlink:href="../../images/wsv.jpg" xlink:type="simple" xlink:show="embed" xlink:actuate="onLoad" draw:filter-name="&lt;Alle Formate&gt;" loext:mime-type="image/jpeg"/></draw:frame><draw:control text:anchor-type="paragraph" draw:z-index="3" draw:style-name="gr2" draw:text-style-name="P20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9"><draw:text-box fo:min-height="20.001cm"><text:p text:style-name="P16"><draw:control text:anchor-type="as-char" svg:y="0.991cm" draw:z-index="24" draw:style-name="gr3" draw:text-style-name="P18" svg:width="4.5cm" svg:height="1.2cm" draw:control="control22"/></text:p><text:p text:style-name="P16"><draw:control text:anchor-type="as-char" svg:y="-0.009cm" draw:z-index="25" draw:style-name="gr3" draw:text-style-name="P23" svg:width="4.5cm" svg:height="0.451cm" draw:control="control23"/></text:p><text:p text:style-name="Standard"><draw:control text:anchor-type="as-char" svg:y="-0.009cm" draw:z-index="10" draw:style-name="gr3" draw:text-style-name="P23" svg:width="4.5cm" svg:height="0.451cm" draw:control="control9"/></text:p><text:p text:style-name="Standard"><draw:control text:anchor-type="as-char" svg:y="-0.009cm" draw:z-index="11" draw:style-name="gr3" draw:text-style-name="P23" svg:width="4.5cm" svg:height="0.451cm" draw:control="control10"/></text:p><text:p text:style-name="Standard"/><text:p text:style-name="Standard"/><text:p text:style-name="P1"><text:s/>Mein Zeichen</text:p><text:p text:style-name="P14"><draw:control text:anchor-type="as-char" svg:y="-0.009cm" draw:z-index="12" draw:style-name="gr3" draw:text-style-name="P23" svg:width="4.5cm" svg:height="0.451cm" draw:control="control11"/></text:p><text:p text:style-name="P14"/><text:p text:style-name="P14"/><text:p text:style-name="P14"><draw:control text:anchor-type="as-char" svg:y="-0.009cm" draw:z-index="13" draw:style-name="gr3" draw:text-style-name="P23" svg:width="4.5cm" svg:height="0.451cm" draw:control="control12"/></text:p><text:p text:style-name="P14"/><text:p text:style-name="P14"/><text:p text:style-name="P14"><draw:control text:anchor-type="as-char" svg:y="-0.009cm" draw:z-index="14" draw:style-name="gr3" draw:text-style-name="P18" svg:width="4.5cm" svg:height="0.451cm" draw:control="control13"/></text:p><text:p text:style-name="Kleine_20_Texte"><text:s/>Telefon<text:tab/><draw:control text:anchor-type="as-char" draw:z-index="15" draw:style-name="gr1" draw:text-style-name="P24" svg:width="3.241cm" svg:height="0.451cm" draw:control="control14"/></text:p><text:p text:style-name="Kleine_20_Texte"><text:s/>Telefax<text:tab/><draw:control text:anchor-type="as-char" draw:z-index="16" draw:style-name="gr1" draw:text-style-name="P24" svg:width="3.241cm" svg:height="0.451cm" draw:control="control15"/></text:p><text:p text:style-name="Standard"><draw:control text:anchor-type="as-char" svg:y="0.071cm" draw:z-index="17" draw:style-name="gr3" draw:text-style-name="P23" svg:width="4.5cm" svg:height="0.9cm" draw:control="control16"/></text:p><text:p text:style-name="Standard"/><text:p text:style-name="Standard"/><text:p text:style-name="Kleine_20_Texte"><text:s/>Zentrale<text:tab/><draw:control text:anchor-type="as-char" draw:z-index="18" draw:style-name="gr1" draw:text-style-name="P24" svg:width="3.241cm" svg:height="0.451cm" draw:control="control17"/></text:p><text:p text:style-name="Kleine_20_Texte"><text:s/>Telefax<text:tab/><draw:control text:anchor-type="as-char" draw:z-index="19" draw:style-name="gr1" draw:text-style-name="P24" svg:width="3.241cm" svg:height="0.451cm" draw:control="control18"/><text:tab/></text:p><text:p text:style-name="Standard"><draw:control text:anchor-type="as-char" svg:y="-0.009cm" draw:z-index="20" draw:style-name="gr3" draw:text-style-name="P23" svg:width="4.5cm" svg:height="0.451cm" draw:control="control19"/></text:p><text:p text:style-name="Standard"><draw:control text:anchor-type="as-char" svg:y="0.071cm" draw:z-index="21" draw:style-name="gr3" draw:text-style-name="P23" svg:width="4.5cm" svg:height="0.9cm" draw:control="control20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7">Seite <text:page-number text:select-page="current">1</text:page-number><text:s/>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5">Fachprüfung „Tankschifffahrt“ gemäß ADN 8.2.2.7.1 </text:p>
      <text:p text:style-name="P2"/>
      <text:p text:style-name="P2"/>
      <text:p text:style-name="Standard_20_ohne_20_Leerzeile"><draw:control text:anchor-type="as-char" svg:y="-0.351cm" draw:z-index="4" draw:style-name="gr3" draw:text-style-name="P20" svg:width="12.002cm" svg:height="0.701cm" draw:control="control4"/></text:p>
      <text:p text:style-name="Standard_20_ohne_20_Leerzeile"/>
      <text:p text:style-name="Standard_20_ohne_20_Leerzeile">aufgrund Ihres Antrags bitte ich Sie, an der Fachprüfung für den Sachkundigen ADN „<text:span text:style-name="T2">Tankschifffahrt“ </text:span><text:span text:style-name="T1">teilzunehmen.</text:span></text:p>
      <text:p text:style-name="P4"/>
      <text:p text:style-name="P3">Prüf<text:span text:style-name="T10">u</text:span>ngstermin: <draw:control text:anchor-type="as-char" svg:y="-0.519cm" draw:z-index="5" draw:style-name="gr3" draw:text-style-name="P21" svg:width="9.725cm" svg:height="0.701cm" draw:control="control5"/></text:p>
      <text:p text:style-name="P3"><draw:control text:anchor-type="char" draw:z-index="6" draw:style-name="gr4" draw:text-style-name="P20" svg:width="9.817cm" svg:height="1.65cm" svg:x="2.679cm" svg:y="0cm" draw:control="control6"/>Prüfungs<text:span text:style-name="T7">ort</text:span>:</text:p>
      <text:p text:style-name="P5"/>
      <text:p text:style-name="P5"/>
      <text:p text:style-name="P5">Die Prüfungsgebühr betr<text:span text:style-name="T9">ä</text:span>gt:<draw:control text:anchor-type="as-char" svg:y="-0.519cm" draw:z-index="7" draw:style-name="gr3" draw:text-style-name="P20" svg:width="4.001cm" svg:height="0.701cm" draw:control="control7"/></text:p>
      <text:p text:style-name="P9">Hinzukommen die Auslagen für die Beisitzer.</text:p>
      <text:p text:style-name="P8">Diese <text:span text:style-name="T12">Gebühren sind</text:span> entweder vor der Prüfung in bar oder mit dem beigelegten Überweisungsträger zu entrichten.</text:p>
      <text:p text:style-name="P6">Die Ausfertigungsgebühr für die Bescheinigung über beso<text:span text:style-name="T8">n</text:span>dere Kenntnisse </text:p>
      <text:p text:style-name="P7">des ADN beträgt:<draw:control text:anchor-type="as-char" svg:y="-0.519cm" draw:z-index="22" draw:style-name="gr5" draw:text-style-name="P20" svg:width="3.372cm" svg:height="0.75cm" draw:control="control21"/></text:p>
      <text:p text:style-name="P7">Diese fällt nach bestandener Prüfung an.</text:p>
      <text:p text:style-name="P10"><text:span text:style-name="T3">Eine Teilnahmebescheinigung für den anerkannten Basiskurs „T</text:span><text:span text:style-name="T5">ank</text:span><text:span text:style-name="T3">schifffahrt“, sowie ein amtlicher Lichtbildausweis, durch den Sie sich ausweisen können, ist am Tag der Prüfung mitzubringen und der </text:span><text:span text:style-name="T6">Prüfungs-</text:span><text:span text:style-name="T3"> kommission </text:span><text:span text:style-name="T4">vorzulegen.</text:span></text:p>
      <text:p text:style-name="P11">Bei Nichtteilnahme bitte ich um rechtzeitige Absage.</text:p>
      <text:p text:style-name="P13"/>
      <text:p text:style-name="P12"/>
      <text:p text:style-name="P12"/>
      <text:p text:style-name="P12">Mit freundlichen Grüßen</text:p>
      <text:p text:style-name="P12">Im Auftrag</text:p>
      <text:p text:style-name="P12"/>
      <text:p text:style-name="P12"><draw:control text:anchor-type="as-char" draw:z-index="8" draw:style-name="gr1" draw:text-style-name="P22" svg:width="8.501cm" svg:height="0.701cm" draw:control="control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6.1.5.2$Linux_X86_64 LibreOffice_project/10$Build-2</meta:generator>
    <dc:date>2022-06-16T15:12:18.104309021</dc:date>
    <dc:creator>Stefan Meyer</dc:creator>
    <meta:editing-duration>PT18H15M36S</meta:editing-duration>
    <meta:editing-cycles>85</meta:editing-cycles>
    <meta:document-statistic meta:table-count="0" meta:image-count="1" meta:object-count="0" meta:page-count="1" meta:paragraph-count="34" meta:word-count="114" meta:character-count="876" meta:non-whitespace-character-count="769"/>
  </office:meta>
</office:document-meta>
</file>